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bevel" svg:stroke-linecap="round" draw:fill-color="#ffffff" draw:textarea-horizontal-align="justify" draw:textarea-vertical-align="middle" draw:auto-grow-height="false" fo:min-height="1.259cm" fo:min-width="2.268cm" fo:padding-top="0.142cm" fo:padding-bottom="0.142cm" fo:padding-left="0.267cm" fo:padding-right="0.267cm" draw:shadow="hidden" draw:shadow-offset-x="0.141cm" draw:shadow-offset-y="0.141cm" draw:shadow-color="#000000" draw:shadow-opacity="36%" loext:glow-radius="0cm" loext:softedge-radius="0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="Arrowheads_20_9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heads_20_11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802cm" svg:height="1.543cm" svg:x="4.5cm" svg:y="4.762cm">
          <text:p text:style-name="P1">24V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802cm" svg:height="1.543cm" svg:x="8.89cm" svg:y="4.762cm">
          <text:p text:style-name="P1">FE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02cm" svg:height="1.543cm" svg:x="13.335cm" svg:y="4.762cm">
          <text:p text:style-name="P1">Hotend</text:p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2.802cm" svg:height="1.543cm" svg:x="8.89cm" svg:y="7.62cm">
          <text:p text:style-name="P3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291cm" svg:y1="7.62cm" svg:x2="10.291cm" svg:y2="6.305cm" draw:start-shape="id1" draw:start-glue-point="0" draw:end-shape="id2" draw:end-glue-point="2" svg:d="M10291 7620v-1315" svg:viewBox="0 0 1 1316">
          <text:p/>
        </draw:connector>
        <draw:connector draw:style-name="gr3" draw:text-style-name="P5" draw:layer="layout" draw:type="line" svg:x1="7.302cm" svg:y1="5.533cm" svg:x2="8.89cm" svg:y2="5.533cm" draw:start-shape="id3" draw:start-glue-point="1" draw:end-shape="id2" draw:end-glue-point="3" svg:d="M7302 5533h1588" svg:viewBox="0 0 1589 1">
          <text:p/>
        </draw:connector>
        <draw:connector draw:style-name="gr4" draw:text-style-name="P5" draw:layer="layout" draw:type="line" svg:x1="11.692cm" svg:y1="5.533cm" svg:x2="13.335cm" svg:y2="5.533cm" draw:start-shape="id2" draw:start-glue-point="1" draw:end-shape="id4" draw:end-glue-point="3" svg:d="M11692 5533h1643" svg:viewBox="0 0 1644 1">
          <text:p/>
        </draw:connector>
        <draw:custom-shape draw:style-name="gr1" draw:text-style-name="P2" xml:id="id5" draw:id="id5" draw:layer="layout" svg:width="2.802cm" svg:height="1.543cm" svg:x="4.5cm" svg:y="7.62cm">
          <text:p text:style-name="P1">LDO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7.302cm" svg:y1="8.391cm" svg:x2="8.89cm" svg:y2="8.391cm" draw:start-shape="id5" draw:end-shape="id1" svg:d="M7302 8391h1588" svg:viewBox="0 0 1589 1">
          <text:p/>
        </draw:connector>
        <draw:connector draw:style-name="gr6" draw:text-style-name="P5" draw:layer="layout" draw:type="line" svg:x1="5.901cm" svg:y1="6.305cm" svg:x2="5.901cm" svg:y2="7.62cm" draw:start-shape="id3" draw:start-glue-point="2" draw:end-shape="id5" draw:end-glue-point="0" svg:d="M5901 6305v1315" svg:viewBox="0 0 1 1316">
          <text:p/>
        </draw:connector>
        <draw:frame draw:style-name="gr7" draw:text-style-name="P6" draw:layer="layout" svg:width="1.023cm" svg:height="0.725cm" svg:x="7.549cm" svg:y="7.62cm">
          <draw:text-box>
            <text:p><text:span text:style-name="T2">5V</text:span></text:p>
          </draw:text-box>
        </draw:frame>
        <draw:frame draw:style-name="gr8" draw:text-style-name="P6" draw:layer="layout" svg:width="1.588cm" svg:height="0.725cm" svg:x="10.16cm" svg:y="6.667cm">
          <draw:text-box>
            <text:p text:style-name="P7"><text:span text:style-name="T2">PWM</text:span></text:p>
          </draw:text-box>
        </draw:frame>
        <draw:frame draw:style-name="gr9" draw:text-style-name="P9" draw:layer="layout" svg:width="1.588cm" svg:height="0.725cm" svg:x="11.747cm" svg:y="8.482cm">
          <draw:text-box>
            <text:p text:style-name="P8">ADC</text:p>
          </draw:text-box>
        </draw:frame>
        <draw:custom-shape draw:style-name="gr1" draw:text-style-name="P11" xml:id="id6" draw:id="id6" draw:layer="layout" svg:width="2.802cm" svg:height="1.543cm" svg:x="13.335cm" svg:y="7.62cm">
          <text:p text:style-name="P10"><text:span text:style-name="T3">PTC100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4.736cm" svg:y1="6.305cm" svg:x2="14.736cm" svg:y2="7.62cm" draw:start-shape="id4" draw:start-glue-point="2" draw:end-shape="id6" svg:d="M14736 6305v1315" svg:viewBox="0 0 1 1316">
          <text:p/>
        </draw:connector>
        <draw:connector draw:style-name="gr11" draw:text-style-name="P5" draw:layer="layout" draw:type="line" svg:x1="13.335cm" svg:y1="8.391cm" svg:x2="11.692cm" svg:y2="8.391cm" draw:start-shape="id6" draw:start-glue-point="3" draw:end-shape="id1" draw:end-glue-point="1" svg:d="M13335 8391h-1643" svg:viewBox="0 0 1644 1">
          <text:p/>
        </draw:connector>
        <draw:frame draw:style-name="gr9" draw:text-style-name="P6" draw:layer="layout" svg:width="3.175cm" svg:height="0.725cm" svg:x="14.605cm" svg:y="6.577cm">
          <draw:text-box>
            <text:p text:style-name="P7"><text:span text:style-name="T2">Te</text:span><text:span text:style-name="T2">m</text:span><text:span text:style-name="T2">pe</text:span><text:span text:style-name="T2">rat</text:span><text:span text:style-name="T2">ur</text:span><text:span text:style-name="T2">e</text:span></text:p>
          </draw:text-box>
        </draw:frame>
        <draw:custom-shape draw:style-name="gr1" draw:text-style-name="P4" xml:id="id7" draw:id="id7" draw:layer="layout" svg:width="2.802cm" svg:height="1.543cm" svg:x="8.89cm" svg:y="10.204cm">
          <text:p text:style-name="P3"><text:span text:style-name="T1">Setpoint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0.291cm" svg:y1="10.204cm" svg:x2="10.291cm" svg:y2="9.163cm" draw:start-shape="id7" draw:start-glue-point="0" draw:end-shape="id1" draw:end-glue-point="2" svg:d="M10291 10204v-1041" svg:viewBox="0 0 1 1042">
          <text:p/>
        </draw:connector>
        <draw:frame draw:style-name="gr13" draw:text-style-name="P6" draw:layer="layout" svg:width="3.492cm" svg:height="0.725cm" svg:x="10.16cm" svg:y="9.435cm">
          <draw:text-box>
            <text:p text:style-name="P7"><text:span text:style-name="T2">integer numb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1T21:41:37.803531731</meta:creation-date>
    <dc:date>2023-05-01T23:05:21.697212917</dc:date>
    <meta:editing-duration>PT42M56S</meta:editing-duration>
    <meta:editing-cycles>1</meta:editing-cycles>
    <meta:document-statistic meta:object-count="20"/>
    <meta:generator>LibreOffice/7.3.7.2$Linux_X86_64 LibreOffice_project/30$Build-2</meta:generator>
  </office:meta>
</office:document-meta>
</file>